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66.51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22.51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550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none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name-asian="Arial" style:font-size-asian="10pt" style:font-name-complex="DejaVu Sans1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ackground-color="#009933" style:text-align-source="fix" style:repeat-content="false" fo:wrap-option="no-wrap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ackground-color="#009933" fo:border="none" style:vertical-align="middle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 style:vertical-align="middle"/>
      <style:text-properties style:use-window-font-color="true"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009933" fo:border="none" style:vertical-align="middle"/>
      <style:text-properties style:use-window-font-color="true" style:font-name="DejaVu Sans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10" table:number-columns-repeated="246" table:default-cell-style-name="ce22"/>
        <table:table-column table:style-name="co11" table:number-columns-repeated="769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Distributor</text:p>
          </table:table-cell>
          <table:table-cell table:style-name="ce8" office:value-type="string" calcext:value-type="string">
            <text:p>Qty</text:p>
          </table:table-cell>
          <table:table-cell table:style-name="ce17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8" office:value-type="string" calcext:value-type="string">
            <text:p>Total</text:p>
            <text:p> Price (euro)</text:p>
          </table:table-cell>
          <table:table-cell table:style-name="ce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8" office:value-type="string" calcext:value-type="string">
            <text:p>Total price</text:p>
          </table:table-cell>
          <table:table-cell table:style-name="ce21" office:value-type="string" calcext:value-type="string">
            <text:p>Comments</text:p>
          </table:table-cell>
          <table:table-cell table:style-name="ce8" table:number-columns-repeated="16"/>
          <table:table-cell table:style-name="ce9" table:number-columns-repeated="998"/>
          <table:table-cell table:style-name="ce16"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[.D2]*[.E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1" table:formula="of:=[.D2]*[.G2]" office:value-type="float" office:value="0" calcext:value-type="float">
            <text:p>0</text:p>
          </table:table-cell>
          <table:table-cell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1" table:formula="of:=HYPERLINK(&quot;https://oshpark.com/shared_projects/8eKNZnFG&quot;;&quot;[6]&quot;)" office:value-type="string" office:string-value="[6]" calcext:value-type="string">
            <text:p>[6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0" table:formula="of:=[.D3]*[.E3]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]*[.G3]" office:value-type="float" office:value="0" calcext:value-type="float">
            <text:p>0</text:p>
          </table:table-cell>
          <table:table-cell table:style-name="ce3" office:value-type="string" calcext:value-type="string">
            <text:p>file: satnogs_controller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USB to TTL and RS485</text:p>
          </table:table-cell>
          <table:table-cell table:style-name="ce3" office:value-type="string" calcext:value-type="string">
            <text:p>Communication with Client</text:p>
          </table:table-cell>
          <table:table-cell table:style-name="ce12" table:formula="of:=HYPERLINK(&quot;http://grobotronics.com/sparkfun-usb-to-rs-485-converter.html&quot;;&quot;[4]&quot;)" office:value-type="string" office:string-value="[4]" calcext:value-type="string">
            <text:p>[4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[.D4]*[.E4]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G4]*[.D4]" office:value-type="float" office:value="10" calcext:value-type="float">
            <text:p>10</text:p>
          </table:table-cell>
          <table:table-cell table:style-name="ce3" office:value-type="string" calcext:value-type="string">
            <text:p>For long cable use RS485, otherwise TTL (ftdi cable)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4" office:value-type="string" calcext:value-type="string">
            <text:p>Littelfuse 0997002.WXN</text:p>
          </table:table-cell>
          <table:table-cell table:style-name="ce4" office:value-type="string" calcext:value-type="string">
            <text:p>MINI 997, 2A - 58VDC, Time Delay / Slow Blow</text:p>
          </table:table-cell>
          <table:table-cell table:style-name="ce13" table:formula="of:=HYPERLINK(&quot;http://gr.mouser.com/ProductDetail/Littelfuse/0997002WXN/?qs=sGAEpiMZZMsh2y49K8ANrYB63nQN2nH58wPI7vmi5mE%3d&quot;;&quot;[5]&quot;)" office:value-type="string" office:string-value="[5]" calcext:value-type="string">
            <text:p>[5]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18" table:formula="of:=[.D5]*[.E5]" office:value-type="float" office:value="0.632" calcext:value-type="float">
            <text:p>0.632</text:p>
          </table:table-cell>
          <table:table-cell table:style-name="ce13" office:value-type="float" office:value="0.415" calcext:value-type="float">
            <text:p>0.415</text:p>
          </table:table-cell>
          <table:table-cell table:style-name="ce18" table:formula="of:=[.D5]*[.G5]" office:value-type="float" office:value="0.415" calcext:value-type="float">
            <text:p>0.415</text:p>
          </table:table-cell>
          <table:table-cell table:style-name="ce4" office:value-type="string" calcext:value-type="string">
            <text:p>Fuse for satnogs rotator controller board</text:p>
          </table:table-cell>
          <table:table-cell table:style-name="ce4"/>
          <table:table-cell table:style-name="ce25" table:number-columns-repeated="1014"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5" table:number-columns-repeated="2"/>
          <table:table-cell table:style-name="ce26" table:number-columns-repeated="1014"/>
        </table:table-row>
        <table:table-row table:style-name="ro2">
          <table:table-cell table:style-name="ce3" office:value-type="string" calcext:value-type="string">
            <text:p>Ceramic Capacitor 0.1uF</text:p>
          </table:table-cell>
          <table:table-cell table:style-name="ce3" office:value-type="string" calcext:value-type="string">
            <text:p>for DC Motors</text:p>
          </table:table-cell>
          <table:table-cell table:style-name="ce11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15" calcext:value-type="float">
            <text:p>0.15</text:p>
          </table:table-cell>
          <table:table-cell table:style-name="ce10" table:formula="of:=[.D7]*[.E7]" office:value-type="float" office:value="0.6" calcext:value-type="float">
            <text:p>0.6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G7]*[.D7]" office:value-type="float" office:value="0.4" calcext:value-type="float">
            <text:p>0.4</text:p>
          </table:table-cell>
          <table:table-cell table:style-name="ce3" office:value-type="string" calcext:value-type="string">
            <text:p>MLCC - Leaded 0.1uF 50volts X7R 10% 5.0mm L/S 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 12V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1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0" table:formula="of:=[.D8]*[.E8]" office:value-type="float" office:value="46" calcext:value-type="float">
            <text:p>46</text:p>
          </table:table-cell>
          <table:table-cell table:style-name="ce11" office:value-type="float" office:value="16.26" calcext:value-type="float">
            <text:p>16.26</text:p>
          </table:table-cell>
          <table:table-cell table:style-name="ce11" table:formula="of:=[.G8]*[.D8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1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[.D10]*[.E10]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0]*[.D10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formula="of:=[.D12]*[.E12]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2]*[.D12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csv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1" table:formula="of:=HYPERLINK(&quot;https://oshpark.com/shared_projects/s9OpwkRr&quot;;&quot;[6]&quot;)" office:value-type="string" office:string-value="[6]" calcext:value-type="string">
            <text:p>[6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 table:style-name="ce20" table:formula="of:=[.D13]*[.E13]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3]*[.D13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pro</text:p>
          </table:table-cell>
          <table:table-cell table:style-name="ce23" table:number-columns-repeated="1015"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16" calcext:value-type="float">
            <text:p>0.16</text:p>
          </table:table-cell>
          <table:table-cell table:style-name="ce10" table:formula="of:=[.D15]*[.E15]" office:value-type="float" office:value="1.92" calcext:value-type="float">
            <text:p>1.9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5]*[.D15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25" calcext:value-type="float">
            <text:p>0.25</text:p>
          </table:table-cell>
          <table:table-cell table:style-name="ce20" table:formula="of:=[.D16]*[.E16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6]*[.D16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 (2m for both)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7]*[.E17]" office:value-type="float" office:value="0.48" calcext:value-type="float">
            <text:p>0.4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7]*[.D17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8]*[.E18]" office:value-type="float" office:value="0.16" calcext:value-type="float">
            <text:p>0.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8]*[.D18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9]*[.E19]" office:value-type="float" office:value="1.12" calcext:value-type="float">
            <text:p>1.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]*[.D19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 table:number-rows-repeated="16">
          <table:table-cell table:style-name="Default"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5:21:08.838279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5:22:40.221959234</dc:date>
    <meta:editing-duration>P1DT23H8M19S</meta:editing-duration>
    <meta:editing-cycles>99</meta:editing-cycles>
    <meta:generator>LibreOffice/5.3.0.3$Linux_X86_64 LibreOffice_project/30m0$Build-3</meta:generator>
    <meta:document-statistic meta:table-count="1" meta:cell-count="135" meta:object-count="0"/>
  </office:meta>
</office:document-meta>
</file>